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5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ckage </text:span><text:span text:style-name="T2">com.company</text:span><text:span text:style-name="T1">;</text:span><text:line-break/><text:line-break/><text:span text:style-name="T1">import </text:span><text:span text:style-name="T2">org.apache.commons.io.FileUtils</text:span><text:span text:style-name="T1">;</text:span><text:line-break/><text:line-break/><text:span text:style-name="T1">import </text:span><text:span text:style-name="T2">java.io.*</text:span><text:span text:style-name="T1">;</text:span><text:line-break/><text:span text:style-name="T1">import </text:span><text:span text:style-name="T2">java.util.ArrayList</text:span><text:span text:style-name="T1">;</text:span><text:line-break/><text:span text:style-name="T1">import </text:span><text:span text:style-name="T2">java.util.Collections</text:span><text:span text:style-name="T1">;</text:span><text:line-break/><text:span text:style-name="T1">import </text:span><text:span text:style-name="T2">java.util.List</text:span><text:span text:style-name="T1">;</text:span><text:line-break/><text:span text:style-name="T1">import </text:span><text:span text:style-name="T2">java.util.Scanner</text:span><text:span text:style-name="T1">;</text:span><text:line-break/><text:line-break/><text:span text:style-name="T1">public class </text:span><text:span text:style-name="T2">CLI {</text:span><text:line-break/><text:line-break/><text:span text:style-name="T2"> <text:s text:c="3"/></text:span><text:span text:style-name="T1">private static final </text:span><text:span text:style-name="T2">String </text:span><text:span text:style-name="T4">FILEFOLDER </text:span><text:span text:style-name="T2">= </text:span><text:span text:style-name="T5">"files/"</text:span><text:span text:style-name="T1">;</text:span><text:line-break/><text:line-break/><text:span text:style-name="T1"> <text:s text:c="3"/>void </text:span><text:span text:style-name="T6">options</text:span><text:span text:style-name="T2">() {</text:span><text:line-break/><text:span text:style-name="T2"> <text:s text:c="7"/></text:span><text:span text:style-name="T1">boolean </text:span><text:span text:style-name="T2">exit = </text:span><text:span text:style-name="T1">false;</text:span><text:line-break/><text:span text:style-name="T1"> <text:s text:c="7"/>do </text:span><text:span text:style-name="T2">{</text:span><text:line-break/><text:span text:style-name="T2"> <text:s text:c="11"/>System.</text:span><text:span text:style-name="T4">out</text:span><text:span text:style-name="T2">.println(</text:span><text:span text:style-name="T5">"Which operation you would like to do?"</text:span><text:span text:style-name="T2">)</text:span><text:span text:style-name="T1">;</text:span><text:line-break/><text:span text:style-name="T1"> <text:s text:c="11"/></text:span><text:span text:style-name="T2">System.</text:span><text:span text:style-name="T4">out</text:span><text:span text:style-name="T2">.println(</text:span><text:span text:style-name="T5">"(1) Retrieve files"</text:span><text:span text:style-name="T2">)</text:span><text:span text:style-name="T1">;</text:span><text:line-break/><text:span text:style-name="T1"> <text:s text:c="11"/></text:span><text:span text:style-name="T2">System.</text:span><text:span text:style-name="T4">out</text:span><text:span text:style-name="T2">.println(</text:span><text:span text:style-name="T5">"(2) Add a file"</text:span><text:span text:style-name="T2">)</text:span><text:span text:style-name="T1">;</text:span><text:line-break/><text:span text:style-name="T1"> <text:s text:c="11"/></text:span><text:span text:style-name="T2">System.</text:span><text:span text:style-name="T4">out</text:span><text:span text:style-name="T2">.println(</text:span><text:span text:style-name="T5">"(3) Delete a file"</text:span><text:span text:style-name="T2">)</text:span><text:span text:style-name="T1">;</text:span><text:line-break/><text:span text:style-name="T1"> <text:s text:c="11"/></text:span><text:span text:style-name="T2">System.</text:span><text:span text:style-name="T4">out</text:span><text:span text:style-name="T2">.println(</text:span><text:span text:style-name="T5">"(4) Search for a file"</text:span><text:span text:style-name="T2">)</text:span><text:span text:style-name="T1">;</text:span><text:line-break/><text:span text:style-name="T1"> <text:s text:c="11"/></text:span><text:span text:style-name="T2">System.</text:span><text:span text:style-name="T4">out</text:span><text:span text:style-name="T2">.println(</text:span><text:span text:style-name="T5">"(5) View a file"</text:span><text:span text:style-name="T2">)</text:span><text:span text:style-name="T1">;</text:span><text:line-break/><text:span text:style-name="T1"> <text:s text:c="11"/></text:span><text:span text:style-name="T2">System.</text:span><text:span text:style-name="T4">out</text:span><text:span text:style-name="T2">.println(</text:span><text:span text:style-name="T5">"(6) Quit"</text:span><text:span text:style-name="T2">)</text:span><text:span text:style-name="T1">;</text:span><text:line-break/><text:line-break/><text:span text:style-name="T1"> <text:s text:c="11"/></text:span><text:span text:style-name="T2">Scanner keyboard = </text:span><text:span text:style-name="T1">new </text:span><text:span text:style-name="T2">Scanner(System.</text:span><text:span text:style-name="T4">in</text:span><text:span text:style-name="T2">)</text:span><text:span text:style-name="T1">;</text:span><text:line-break/><text:span text:style-name="T1"> <text:s text:c="11"/></text:span><text:span text:style-name="T2">System.</text:span><text:span text:style-name="T4">out</text:span><text:span text:style-name="T2">.println(</text:span><text:span text:style-name="T5">"Enter an Integer"</text:span><text:span text:style-name="T2">)</text:span><text:span text:style-name="T1">;</text:span><text:line-break/><text:span text:style-name="T1"> <text:s text:c="11"/>int </text:span><text:span text:style-name="T2">option = keyboard.nextInt()</text:span><text:span text:style-name="T1">;</text:span><text:line-break/><text:line-break/><text:span text:style-name="T1"> <text:s text:c="11"/>switch </text:span><text:span text:style-name="T2">(option) {</text:span><text:line-break/><text:span text:style-name="T2"> <text:s text:c="15"/></text:span><text:span text:style-name="T1">case </text:span><text:span text:style-name="T7">1</text:span><text:span text:style-name="T2">:</text:span><text:line-break/><text:span text:style-name="T2"> <text:s text:c="19"/>retrieve()</text:span><text:span text:style-name="T1">;</text:span><text:line-break/><text:span text:style-name="T1"> <text:s text:c="19"/>break;</text:span><text:line-break/><text:span text:style-name="T1"> <text:s text:c="15"/>case </text:span><text:span text:style-name="T7">2</text:span><text:span text:style-name="T2">:</text:span><text:line-break/><text:span text:style-name="T2"> <text:s text:c="19"/>addfiles()</text:span><text:span text:style-name="T1">;</text:span><text:line-break/><text:span text:style-name="T1"> <text:s text:c="19"/>break;</text:span><text:line-break/><text:span text:style-name="T1"> <text:s text:c="15"/>case </text:span><text:span text:style-name="T7">3</text:span><text:span text:style-name="T2">:</text:span><text:line-break/><text:span text:style-name="T2"> <text:s text:c="19"/>deleteFile()</text:span><text:span text:style-name="T1">;</text:span><text:line-break/><text:span text:style-name="T1"> <text:s text:c="19"/>break;</text:span><text:line-break/><text:span text:style-name="T1"> <text:s text:c="15"/>case </text:span><text:span text:style-name="T7">4</text:span><text:span text:style-name="T2">:</text:span><text:line-break/><text:span text:style-name="T2"> <text:s text:c="19"/>search()</text:span><text:span text:style-name="T1">;</text:span><text:line-break/><text:span text:style-name="T1"> <text:s text:c="19"/>break;</text:span><text:line-break/><text:span text:style-name="T1"> <text:s text:c="15"/>case </text:span><text:span text:style-name="T7">5</text:span><text:span text:style-name="T2">:</text:span><text:line-break/><text:span text:style-name="T2"> <text:s text:c="19"/>view()</text:span><text:span text:style-name="T1">;</text:span><text:line-break/><text:span text:style-name="T1"> <text:s text:c="19"/>break;</text:span><text:line-break/><text:span text:style-name="T1"> <text:s text:c="15"/>case </text:span><text:span text:style-name="T7">6</text:span><text:span text:style-name="T2">:</text:span><text:line-break/><text:span text:style-name="T2"> <text:s text:c="19"/>exit = </text:span><text:span text:style-name="T1">true;</text:span><text:line-break/><text:span text:style-name="T1"> <text:s text:c="19"/>break;</text:span><text:line-break/><text:span text:style-name="T1"> <text:s text:c="15"/>default</text:span><text:span text:style-name="T2">:</text:span><text:line-break/><text:span text:style-name="T2"> <text:s text:c="19"/>System.</text:span><text:span text:style-name="T4">out</text:span><text:span text:style-name="T2">.println(</text:span><text:span text:style-name="T5">"No valid option given"</text:span><text:span text:style-name="T2">)</text:span><text:span text:style-name="T1">;</text:span><text:line-break/><text:span text:style-name="T1"> <text:s text:c="11"/></text:span><text:span text:style-name="T2">}</text:span><text:line-break/><text:span text:style-name="T2"> <text:s text:c="7"/>}</text:span><text:span text:style-name="T1">while</text:span><text:span text:style-name="T2">(exit == </text:span><text:span text:style-name="T1">false</text:span><text:span text:style-name="T2">)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1">void </text:span><text:span text:style-name="T6">retrieve</text:span><text:span text:style-name="T2">(){</text:span><text:line-break/><text:span text:style-name="T2"> <text:s text:c="7"/>File folder = </text:span><text:span text:style-name="T1">new </text:span><text:span text:style-name="T2">File(</text:span><text:span text:style-name="T4">FILEFOLDER</text:span><text:span text:style-name="T2">)</text:span><text:span text:style-name="T1">;</text:span><text:line-break/><text:span text:style-name="T1"> <text:s text:c="7"/></text:span><text:span text:style-name="T2">List&lt;String&gt; strList = </text:span><text:span text:style-name="T1">new </text:span><text:span text:style-name="T2">ArrayList&lt;&gt;()</text:span><text:span text:style-name="T1">;</text:span><text:line-break/><text:line-break/><text:span text:style-name="T1"> <text:s text:c="7"/>for </text:span><text:span text:style-name="T2">(</text:span><text:span text:style-name="T1">final </text:span><text:span text:style-name="T2">File fileEntry : folder.listFiles()) {</text:span><text:line-break/><text:span text:style-name="T2"> <text:s text:c="11"/>String fileEntryName = fileEntry.getName()</text:span><text:span text:style-name="T1">;</text:span><text:line-break/><text:soft-page-break/><text:span text:style-name="T1"> <text:s text:c="11"/></text:span><text:span text:style-name="T2">strList.add(fileEntryName)</text:span><text:span text:style-name="T1">;</text:span><text:line-break/><text:span text:style-name="T1"> <text:s text:c="7"/></text:span><text:span text:style-name="T2">}</text:span><text:line-break/><text:span text:style-name="T2"> <text:s text:c="7"/>Collections.</text:span><text:span text:style-name="T3">sort</text:span><text:span text:style-name="T2">(strList)</text:span><text:span text:style-name="T1">;</text:span><text:line-break/><text:line-break/><text:span text:style-name="T1"> <text:s text:c="7"/>for</text:span><text:span text:style-name="T2">(String str: strList){</text:span><text:line-break/><text:span text:style-name="T2"> <text:s text:c="11"/>System.</text:span><text:span text:style-name="T4">out</text:span><text:span text:style-name="T2">.println(str)</text:span><text:span text:style-name="T1">;</text:span><text:line-break/><text:span text:style-name="T1"> <text:s text:c="7"/></text:span><text:span text:style-name="T2">}</text:span><text:line-break/><text:span text:style-name="T2"> <text:s text:c="3"/>}</text:span><text:line-break/><text:line-break/><text:line-break/><text:span text:style-name="T2"> <text:s text:c="3"/></text:span><text:span text:style-name="T1">void </text:span><text:span text:style-name="T6">addfiles</text:span><text:span text:style-name="T2">(){</text:span><text:line-break/><text:span text:style-name="T2"> <text:s text:c="7"/>Scanner keyboard = </text:span><text:span text:style-name="T1">new </text:span><text:span text:style-name="T2">Scanner(System.</text:span><text:span text:style-name="T4">in</text:span><text:span text:style-name="T2">)</text:span><text:span text:style-name="T1">;</text:span><text:line-break/><text:span text:style-name="T1"> <text:s text:c="7"/></text:span><text:span text:style-name="T2">System.</text:span><text:span text:style-name="T4">out</text:span><text:span text:style-name="T2">.println(</text:span><text:span text:style-name="T5">"Name path and file you want to add to the app:"</text:span><text:span text:style-name="T2">)</text:span><text:span text:style-name="T1">;</text:span><text:line-break/><text:span text:style-name="T1"> <text:s text:c="7"/></text:span><text:span text:style-name="T2">String fileName = keyboard.nextLine()</text:span><text:span text:style-name="T1">;</text:span><text:line-break/><text:span text:style-name="T1"> <text:s text:c="7"/></text:span><text:span text:style-name="T2">File sourceFile = </text:span><text:span text:style-name="T1">new </text:span><text:span text:style-name="T2">File(fileName)</text:span><text:span text:style-name="T1">;</text:span><text:line-break/><text:span text:style-name="T1"> <text:s text:c="7"/>if </text:span><text:span text:style-name="T2">(sourceFile.exists()){</text:span><text:line-break/><text:span text:style-name="T2"> <text:s text:c="11"/>fileName = sourceFile.getName()</text:span><text:span text:style-name="T1">;</text:span><text:line-break/><text:span text:style-name="T1"> <text:s text:c="11"/></text:span><text:span text:style-name="T2">File fileFolder = </text:span><text:span text:style-name="T1">new </text:span><text:span text:style-name="T2">File(</text:span><text:span text:style-name="T4">FILEFOLDER </text:span><text:span text:style-name="T2">+ fileName)</text:span><text:span text:style-name="T1">;</text:span><text:line-break/><text:span text:style-name="T1"> <text:s text:c="11"/>try </text:span><text:span text:style-name="T2">{</text:span><text:line-break/><text:span text:style-name="T2"> <text:s text:c="15"/>FileUtils.</text:span><text:span text:style-name="T3">copyFile</text:span><text:span text:style-name="T2">(sourceFile</text:span><text:span text:style-name="T1">, </text:span><text:span text:style-name="T2">fileFolder)</text:span><text:span text:style-name="T1">;</text:span><text:line-break/><text:span text:style-name="T1"> <text:s text:c="15"/></text:span><text:span text:style-name="T2">System.</text:span><text:span text:style-name="T4">out</text:span><text:span text:style-name="T2">.println(</text:span><text:span text:style-name="T5">"File copied"</text:span><text:span text:style-name="T2">)</text:span><text:span text:style-name="T1">;</text:span><text:line-break/><text:span text:style-name="T1"> <text:s text:c="11"/></text:span><text:span text:style-name="T2">} </text:span><text:span text:style-name="T1">catch </text:span><text:span text:style-name="T2">(IOException e) {</text:span><text:line-break/><text:span text:style-name="T2"> <text:s text:c="15"/>System.</text:span><text:span text:style-name="T4">out</text:span><text:span text:style-name="T2">.println(</text:span><text:span text:style-name="T5">"Error copying file: " </text:span><text:span text:style-name="T2">+ e)</text:span><text:span text:style-name="T1">;</text:span><text:line-break/><text:span text:style-name="T1"> <text:s text:c="15"/></text:span><text:span text:style-name="T2">e.printStackTrace()</text:span><text:span text:style-name="T1">;</text:span><text:line-break/><text:span text:style-name="T1"> <text:s text:c="11"/></text:span><text:span text:style-name="T2">}</text:span><text:line-break/><text:span text:style-name="T2"> <text:s text:c="7"/>}</text:span><text:span text:style-name="T1">else</text:span><text:span text:style-name="T2">{</text:span><text:line-break/><text:span text:style-name="T2"> <text:s text:c="11"/>System.</text:span><text:span text:style-name="T4">out</text:span><text:span text:style-name="T2">.println(</text:span><text:span text:style-name="T5">"File " </text:span><text:span text:style-name="T2">+ fileName + </text:span><text:span text:style-name="T5">" doesn't exist"</text:span><text:span text:style-name="T2">)</text:span><text:span text:style-name="T1">;</text:span><text:line-break/><text:span text:style-name="T1"> <text:s text:c="7"/></text:span><text:span text:style-name="T2">}</text:span><text:line-break/><text:span text:style-name="T2"> <text:s text:c="3"/>}</text:span><text:line-break/><text:line-break/><text:span text:style-name="T2"> <text:s text:c="3"/></text:span><text:span text:style-name="T1">void </text:span><text:span text:style-name="T6">deleteFile</text:span><text:span text:style-name="T2">(){</text:span><text:line-break/><text:span text:style-name="T2"> <text:s text:c="7"/>Scanner keyboard = </text:span><text:span text:style-name="T1">new </text:span><text:span text:style-name="T2">Scanner(System.</text:span><text:span text:style-name="T4">in</text:span><text:span text:style-name="T2">)</text:span><text:span text:style-name="T1">;</text:span><text:line-break/><text:span text:style-name="T1"> <text:s text:c="7"/></text:span><text:span text:style-name="T2">System.</text:span><text:span text:style-name="T4">out</text:span><text:span text:style-name="T2">.println(</text:span><text:span text:style-name="T5">"Name file which you want to delete:"</text:span><text:span text:style-name="T2">)</text:span><text:span text:style-name="T1">;</text:span><text:line-break/><text:span text:style-name="T1"> <text:s text:c="7"/></text:span><text:span text:style-name="T2">String fileName = keyboard.nextLine()</text:span><text:span text:style-name="T1">;</text:span><text:line-break/><text:span text:style-name="T1"> <text:s text:c="7"/></text:span><text:span text:style-name="T2">File file = </text:span><text:span text:style-name="T1">new </text:span><text:span text:style-name="T2">File(</text:span><text:span text:style-name="T4">FILEFOLDER </text:span><text:span text:style-name="T2">+ fileName)</text:span><text:span text:style-name="T1">;</text:span><text:line-break/><text:line-break/><text:span text:style-name="T1"> <text:s text:c="7"/>if</text:span><text:span text:style-name="T2">(file.exists()){</text:span><text:line-break/><text:span text:style-name="T2"> <text:s text:c="11"/></text:span><text:span text:style-name="T1">try </text:span><text:span text:style-name="T2">{</text:span><text:line-break/><text:span text:style-name="T2"> <text:s text:c="15"/>FileUtils.</text:span><text:span text:style-name="T3">delete</text:span><text:span text:style-name="T2">(file)</text:span><text:span text:style-name="T1">;</text:span><text:line-break/><text:span text:style-name="T1"> <text:s text:c="15"/></text:span><text:span text:style-name="T2">System.</text:span><text:span text:style-name="T4">out</text:span><text:span text:style-name="T2">.println(</text:span><text:span text:style-name="T5">"File deleted"</text:span><text:span text:style-name="T2">)</text:span><text:span text:style-name="T1">;</text:span><text:line-break/><text:span text:style-name="T1"> <text:s text:c="11"/></text:span><text:span text:style-name="T2">}</text:span><text:span text:style-name="T1">catch</text:span><text:span text:style-name="T2">(IOException e){</text:span><text:line-break/><text:span text:style-name="T2"> <text:s text:c="15"/>System.</text:span><text:span text:style-name="T4">out</text:span><text:span text:style-name="T2">.println(</text:span><text:span text:style-name="T5">"Error delete the file: " </text:span><text:span text:style-name="T2">+ e)</text:span><text:span text:style-name="T1">;</text:span><text:line-break/><text:span text:style-name="T1"> <text:s text:c="15"/></text:span><text:span text:style-name="T2">e.printStackTrace()</text:span><text:span text:style-name="T1">;</text:span><text:line-break/><text:span text:style-name="T1"> <text:s text:c="11"/></text:span><text:span text:style-name="T2">}</text:span><text:line-break/><text:span text:style-name="T2"> <text:s text:c="7"/>}</text:span><text:span text:style-name="T1">else</text:span><text:span text:style-name="T2">{</text:span><text:line-break/><text:span text:style-name="T2"> <text:s text:c="11"/>System.</text:span><text:span text:style-name="T4">out</text:span><text:span text:style-name="T2">.println(</text:span><text:span text:style-name="T5">"File " </text:span><text:span text:style-name="T2">+ fileName + </text:span><text:span text:style-name="T5">" doesn't exist"</text:span><text:span text:style-name="T2">)</text:span><text:span text:style-name="T1">;</text:span><text:line-break/><text:span text:style-name="T1"> <text:s text:c="7"/></text:span><text:span text:style-name="T2">}</text:span><text:line-break/><text:span text:style-name="T2"> <text:s text:c="3"/>}</text:span><text:line-break/><text:span text:style-name="T2"> <text:s text:c="3"/></text:span><text:span text:style-name="T1">void </text:span><text:span text:style-name="T6">search</text:span><text:span text:style-name="T2">(){</text:span><text:line-break/><text:span text:style-name="T2"> <text:s text:c="7"/>Scanner keyboard = </text:span><text:span text:style-name="T1">new </text:span><text:span text:style-name="T2">Scanner(System.</text:span><text:span text:style-name="T4">in</text:span><text:span text:style-name="T2">)</text:span><text:span text:style-name="T1">;</text:span><text:line-break/><text:span text:style-name="T1"> <text:s text:c="7"/></text:span><text:span text:style-name="T2">System.</text:span><text:span text:style-name="T4">out</text:span><text:span text:style-name="T2">.println(</text:span><text:span text:style-name="T5">"Name file which search:"</text:span><text:span text:style-name="T2">)</text:span><text:span text:style-name="T1">;</text:span><text:line-break/><text:span text:style-name="T1"> <text:s text:c="7"/></text:span><text:span text:style-name="T2">String fileName = keyboard.nextLine()</text:span><text:span text:style-name="T1">;</text:span><text:line-break/><text:span text:style-name="T1"> <text:s text:c="7"/></text:span><text:span text:style-name="T2">File file = </text:span><text:span text:style-name="T1">new </text:span><text:span text:style-name="T2">File(</text:span><text:span text:style-name="T4">FILEFOLDER </text:span><text:span text:style-name="T2">+ fileName)</text:span><text:span text:style-name="T1">;</text:span><text:line-break/><text:line-break/><text:span text:style-name="T1"> <text:s text:c="7"/>if</text:span><text:span text:style-name="T2">(file.exists()){</text:span><text:line-break/><text:span text:style-name="T2"> <text:s text:c="11"/>System.</text:span><text:span text:style-name="T4">out</text:span><text:span text:style-name="T2">.println(</text:span><text:span text:style-name="T5">"File " </text:span><text:span text:style-name="T2">+ fileName + </text:span><text:span text:style-name="T5">" exists"</text:span><text:span text:style-name="T2">)</text:span><text:span text:style-name="T1">;</text:span><text:line-break/><text:span text:style-name="T1"> <text:s text:c="7"/></text:span><text:span text:style-name="T2">}</text:span><text:span text:style-name="T1">else</text:span><text:span text:style-name="T2">{</text:span><text:line-break/><text:span text:style-name="T2"> <text:s text:c="11"/>System.</text:span><text:span text:style-name="T4">out</text:span><text:span text:style-name="T2">.println(</text:span><text:span text:style-name="T5">"File " </text:span><text:span text:style-name="T2">+ fileName + </text:span><text:span text:style-name="T5">" doesn't exist"</text:span><text:span text:style-name="T2">)</text:span><text:span text:style-name="T1">;</text:span><text:line-break/><text:span text:style-name="T1"> <text:s text:c="7"/></text:span><text:span text:style-name="T2">}</text:span><text:line-break/><text:span text:style-name="T2"> <text:s text:c="3"/>}</text:span><text:line-break/><text:line-break/><text:soft-page-break/><text:span text:style-name="T2"> <text:s text:c="3"/></text:span><text:span text:style-name="T1">void </text:span><text:span text:style-name="T6">view</text:span><text:span text:style-name="T2">(){</text:span><text:line-break/><text:span text:style-name="T2"> <text:s text:c="7"/>Scanner keyboard = </text:span><text:span text:style-name="T1">new </text:span><text:span text:style-name="T2">Scanner(System.</text:span><text:span text:style-name="T4">in</text:span><text:span text:style-name="T2">)</text:span><text:span text:style-name="T1">;</text:span><text:line-break/><text:span text:style-name="T1"> <text:s text:c="7"/></text:span><text:span text:style-name="T2">System.</text:span><text:span text:style-name="T4">out</text:span><text:span text:style-name="T2">.println(</text:span><text:span text:style-name="T5">"Name file which you want to view:"</text:span><text:span text:style-name="T2">)</text:span><text:span text:style-name="T1">;</text:span><text:line-break/><text:span text:style-name="T1"> <text:s text:c="7"/></text:span><text:span text:style-name="T2">String fileName = keyboard.nextLine()</text:span><text:span text:style-name="T1">;</text:span><text:line-break/><text:span text:style-name="T1"> <text:s text:c="7"/></text:span><text:span text:style-name="T2">File file = </text:span><text:span text:style-name="T1">new </text:span><text:span text:style-name="T2">File(</text:span><text:span text:style-name="T4">FILEFOLDER </text:span><text:span text:style-name="T2">+ fileName)</text:span><text:span text:style-name="T1">;</text:span><text:line-break/><text:line-break/><text:span text:style-name="T1"> <text:s text:c="7"/>if</text:span><text:span text:style-name="T2">(file.exists()){</text:span><text:line-break/><text:span text:style-name="T2"> <text:s text:c="11"/>BufferedReader reader</text:span><text:span text:style-name="T1">;</text:span><text:line-break/><text:span text:style-name="T1"> <text:s text:c="11"/>try</text:span><text:span text:style-name="T2">{</text:span><text:line-break/><text:span text:style-name="T2"> <text:s text:c="15"/>reader = </text:span><text:span text:style-name="T1">new </text:span><text:span text:style-name="T2">BufferedReader(</text:span><text:span text:style-name="T1">new </text:span><text:span text:style-name="T2">FileReader(file))</text:span><text:span text:style-name="T1">;</text:span><text:line-break/><text:span text:style-name="T1"> <text:s text:c="15"/></text:span><text:span text:style-name="T2">String line =reader.readLine()</text:span><text:span text:style-name="T1">;</text:span><text:line-break/><text:span text:style-name="T1"> <text:s text:c="15"/>while</text:span><text:span text:style-name="T2">(line != </text:span><text:span text:style-name="T1">null</text:span><text:span text:style-name="T2">){</text:span><text:line-break/><text:span text:style-name="T2"> <text:s text:c="19"/>System.</text:span><text:span text:style-name="T4">out</text:span><text:span text:style-name="T2">.println(line)</text:span><text:span text:style-name="T1">;</text:span><text:line-break/><text:span text:style-name="T1"> <text:s text:c="19"/></text:span><text:span text:style-name="T2">line = reader.readLine()</text:span><text:span text:style-name="T1">;</text:span><text:line-break/><text:span text:style-name="T1"> <text:s text:c="15"/></text:span><text:span text:style-name="T2">}</text:span><text:line-break/><text:span text:style-name="T2"> <text:s text:c="15"/>reader.close()</text:span><text:span text:style-name="T1">;</text:span><text:line-break/><text:span text:style-name="T1"> <text:s text:c="11"/></text:span><text:span text:style-name="T2">}</text:span><text:span text:style-name="T1">catch</text:span><text:span text:style-name="T2">(FileNotFoundException ex){</text:span><text:line-break/><text:span text:style-name="T2"> <text:s text:c="15"/>System.</text:span><text:span text:style-name="T4">out</text:span><text:span text:style-name="T2">.println(</text:span><text:span text:style-name="T5">"File not found " </text:span><text:span text:style-name="T2">+ ex)</text:span><text:span text:style-name="T1">;</text:span><text:line-break/><text:span text:style-name="T1"> <text:s text:c="11"/></text:span><text:span text:style-name="T2">}</text:span><text:span text:style-name="T1">catch </text:span><text:span text:style-name="T2">(IOException ex) {</text:span><text:line-break/><text:span text:style-name="T2"> <text:s text:c="15"/>System.</text:span><text:span text:style-name="T4">out</text:span><text:span text:style-name="T2">.println(</text:span><text:span text:style-name="T5">"IOException: " </text:span><text:span text:style-name="T2">+ ex)</text:span><text:span text:style-name="T1">;</text:span><text:line-break/><text:span text:style-name="T1"> <text:s text:c="11"/></text:span><text:span text:style-name="T2">}</text:span><text:line-break/><text:span text:style-name="T2"> <text:s text:c="7"/>}</text:span><text:span text:style-name="T1">else</text:span><text:span text:style-name="T2">{</text:span><text:line-break/><text:span text:style-name="T2"> <text:s text:c="11"/>System.</text:span><text:span text:style-name="T4">out</text:span><text:span text:style-name="T2">.println(</text:span><text:span text:style-name="T5">"File doesn't exist"</text:span><text:span text:style-name="T2">)</text:span><text:span text:style-name="T1">;</text:span><text:line-break/><text:span text:style-name="T1"> <text:s text:c="7"/></text:span><text:span text:style-name="T2">}</text:span><text:line-break/><text:span text:style-name="T2"> <text:s text:c="3"/>}</text:span><text:line-break/><text:span text:style-name="T2">}</text:span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1T19:24:25.897562091</meta:creation-date>
    <dc:date>2021-10-11T19:25:20.732856217</dc:date>
    <meta:editing-duration>PT55S</meta:editing-duration>
    <meta:editing-cycles>1</meta:editing-cycles>
    <meta:document-statistic meta:table-count="0" meta:image-count="0" meta:object-count="0" meta:page-count="3" meta:paragraph-count="1" meta:word-count="379" meta:character-count="4671" meta:non-whitespace-character-count="2871"/>
    <meta:generator>LibreOffice/6.1.5.2$Linux_X86_64 LibreOffice_project/10$Build-2</meta:generator>
  </office:meta>
</office:document-meta>
</file>